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 style:list-style-name="L1">
      <style:paragraph-properties fo:line-height="200%"/>
    </style:style>
    <style:style style:name="T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CHNICAL REPORT: IDB1</text:span></text:p>
      <text:p text:style-name="P1">Group Name: 4 is better than 6</text:p>
      <text:p text:style-name="P1">Members:</text:p>
      <text:list xml:id="list1491152558" text:style-name="L1">
        <text:list-item>
          <text:p text:style-name="P3">Austin Hooper</text:p>
        </text:list-item>
        <text:list-item>
          <text:p text:style-name="P3">Ardhimas Kamdani</text:p>
        </text:list-item>
        <text:list-item>
          <text:p text:style-name="P3">Stewart Johnson</text:p>
        </text:list-item>
        <text:list-item>
          <text:p text:style-name="P3">Nickson Dalimarta</text:p>
        </text:list-item>
      </text:list>
      <text:p text:style-name="P1"/>
      <text:p text:style-name="P1">INTRODUCTION</text:p>
      <text:p text:style-name="P1">Website Description:</text:p>
      <text:p text:style-name="P1"/>
      <text:p text:style-name="P1">Static Pages:</text:p>
      <text:p text:style-name="P1">1. Athletes</text:p>
      <text:p text:style-name="P1">2. Countries</text:p>
      <text:p text:style-name="P1">3. Events</text:p>
      <text:p text:style-name="P1"/>
      <text:p text:style-name="P1">Problems:</text:p>
      <text:p text:style-name="P1">* Handling Pair Events</text:p>
      <text:p text:style-name="P1">* Handling Medals</text:p>
      <text:p text:style-name="P1"><text:tab/>- Solution: Break Medals to Gold, Silver, Bronze</text:p>
      <text:p text:style-name="P1">* Sports/Event</text:p>
      <text:p text:style-name="P1"><text:tab/>- </text:p>
      <text:p text:style-name="P1">* Creating Unit Tests</text:p>
      <text:p text:style-name="P1"/>
      <text:p text:style-name="P1"><text:soft-page-break/>* Bugs</text:p>
      <text:p text:style-name="P1"/>
      <text:p text:style-name="P1">*</text:p>
      <text:p text:style-name="P1"/>
      <text:p text:style-name="P1"/>
      <text:p text:style-name="P1">Use cases:</text:p>
      <text:p text:style-name="P1">*</text:p>
      <text:p text:style-name="P1">*</text:p>
      <text:p text:style-name="P1">*</text:p>
      <text:p text:style-name="P1"/>
      <text:p text:style-name="P1">DESIGN</text:p>
      <text:p text:style-name="P1">RESTful API:</text:p>
      <text:p text:style-name="P1">Django models:</text:p>
      <text:p text:style-name="P1"/>
      <text:p text:style-name="P1">TESTS</text:p>
      <text:p text:style-name="P1"/>
      <text:p text:style-name="P1">DIAGRAMS</text:p>
      <text:p text:style-name="P1"/>
      <text:p text:style-name="P1">OT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son Dalimarta</meta:initial-creator>
    <meta:creation-date>2014-07-07T18:47:53</meta:creation-date>
    <dc:date>2014-07-07T19:24:14</dc:date>
    <dc:creator>Nickson Dalimarta</dc:creator>
    <meta:editing-duration>PT9M33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32" meta:word-count="73" meta:character-count="407" meta:non-whitespace-character-count="367"/>
  </office:meta>
</office:document-meta>
</file>